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40000D3410000ED814F65AB59.wmf"/>
  <manifest:file-entry manifest:media-type="" manifest:full-path="Pictures/200002320000711100008BA1F3F88C7E.wmf"/>
  <manifest:file-entry manifest:media-type="" manifest:full-path="Pictures/2000033A000136E30000E4EDF1D3FB1F.wmf"/>
  <manifest:file-entry manifest:media-type="" manifest:full-path="Pictures/200000C500007DAD00007F3ABBA9FE52.wmf"/>
  <manifest:file-entry manifest:media-type="image/png" manifest:full-path="Pictures/100000070000005900000070E0B3E3BC.png"/>
  <manifest:file-entry manifest:media-type="" manifest:full-path="Pictures/2000016F0000CEB50000AE4113148D9F.wmf"/>
  <manifest:file-entry manifest:media-type="" manifest:full-path="Pictures/2000022300007C700000CECFB83DE12D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a1a1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2">
      <style:graphic-properties draw:stroke="solid" svg:stroke-width="0.026cm" svg:stroke-color="#000000" draw:stroke-linejoin="miter" draw:fill="solid" draw:fill-color="#ffff66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445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5" style:family="paragraph">
      <style:paragraph-properties fo:margin-left="0cm" fo:margin-right="0cm" fo:margin-top="0.22cm" fo:margin-bottom="0cm" fo:text-indent="0cm"/>
    </style:style>
    <style:style style:name="P6" style:family="paragraph">
      <style:paragraph-properties fo:margin-left="0cm" fo:margin-right="0cm" fo:margin-top="0.22cm" fo:margin-bottom="0cm" fo:text-indent="0cm" style:writing-mode="lr-tb"/>
    </style:style>
    <style:style style:name="T1" style:family="text">
      <style:text-properties fo:font-family="Tahoma" style:font-family-generic="swiss" style:font-pitch="variable" style:font-family-asian="Osaka" style:font-pitch-asian="variable" style:font-family-complex="Osaka" style:font-pitch-complex="variabl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frame draw:name="Picture 3" draw:style-name="gr1" draw:text-style-name="P1" draw:layer="layout" svg:width="4.407cm" svg:height="5.33cm" svg:x="8.215cm" svg:y="6.182cm">
          <draw:image xlink:href="Pictures/200002320000711100008BA1F3F88C7E.wmf" xlink:type="simple" xlink:show="embed" xlink:actuate="onLoad">
            <text:p/>
          </draw:image>
        </draw:frame>
        <draw:frame draw:name="Picture 4" draw:style-name="gr2" draw:text-style-name="P1" draw:layer="layout" svg:width="2.265cm" svg:height="2.791cm" svg:x="3.532cm" svg:y="11.169cm">
          <draw:image xlink:href="Pictures/100000070000005900000070E0B3E3BC.png" xlink:type="simple" xlink:show="embed" xlink:actuate="onLoad">
            <text:p/>
          </draw:image>
        </draw:frame>
        <draw:frame draw:name="Picture 5" draw:style-name="gr1" draw:text-style-name="P1" draw:layer="layout" svg:width="2.265cm" svg:height="2.792cm" svg:x="14.528cm" svg:y="9.772cm">
          <draw:image xlink:href="Pictures/100000070000005900000070E0B3E3BC.png" xlink:type="simple" xlink:show="embed" xlink:actuate="onLoad">
            <text:p/>
          </draw:image>
        </draw:frame>
        <draw:frame draw:name="Picture 6" draw:style-name="gr2" draw:text-style-name="P1" draw:layer="layout" svg:width="2.265cm" svg:height="2.791cm" svg:x="0.274cm" svg:y="5.385cm">
          <draw:image xlink:href="Pictures/100000070000005900000070E0B3E3BC.png" xlink:type="simple" xlink:show="embed" xlink:actuate="onLoad">
            <text:p/>
          </draw:image>
        </draw:frame>
        <draw:frame draw:name="Picture 7" draw:style-name="gr1" draw:text-style-name="P1" draw:layer="layout" svg:width="4.479cm" svg:height="4.931cm" svg:x="13.713cm" svg:y="2.394cm">
          <draw:image xlink:href="Pictures/200001740000D3410000ED814F65AB59.wmf" xlink:type="simple" xlink:show="embed" xlink:actuate="onLoad">
            <text:p/>
          </draw:image>
        </draw:frame>
        <draw:frame draw:name="Picture 8" draw:style-name="gr1" draw:text-style-name="P1" draw:layer="layout" svg:width="3.258cm" svg:height="2.692cm" svg:x="16.971cm" svg:y="9.972cm">
          <draw:image xlink:href="Pictures/2000016F0000CEB50000AE4113148D9F.wmf" xlink:type="simple" xlink:show="embed" xlink:actuate="onLoad">
            <text:p/>
          </draw:image>
        </draw:frame>
        <draw:frame draw:name="Picture 9" draw:style-name="gr2" draw:text-style-name="P1" draw:layer="layout" svg:width="2.447cm" svg:height="2.427cm" svg:x="16.563cm" svg:y="12.165cm">
          <draw:image xlink:href="Pictures/200000C500007DAD00007F3ABBA9FE52.wmf" xlink:type="simple" xlink:show="embed" xlink:actuate="onLoad">
            <text:p/>
          </draw:image>
        </draw:frame>
        <draw:frame draw:name="Picture 10" draw:style-name="gr1" draw:text-style-name="P1" draw:layer="layout" svg:width="1.96cm" svg:height="3.191cm" svg:x="1.496cm" svg:y="11.169cm">
          <draw:image xlink:href="Pictures/2000022300007C700000CECFB83DE12D.wmf" xlink:type="simple" xlink:show="embed" xlink:actuate="onLoad">
            <text:p/>
          </draw:image>
        </draw:frame>
        <draw:frame draw:name="Picture 11" draw:style-name="gr1" draw:text-style-name="P1" draw:layer="layout" svg:width="5.246cm" svg:height="3.784cm" svg:x="1.904cm" svg:y="5.984cm">
          <draw:image xlink:href="Pictures/2000033A000136E30000E4EDF1D3FB1F.wmf" xlink:type="simple" xlink:show="embed" xlink:actuate="onLoad">
            <text:p/>
          </draw:image>
        </draw:frame>
        <draw:custom-shape draw:name="AutoShape 12" draw:style-name="gr3" draw:text-style-name="P3" draw:layer="layout" svg:width="3.257cm" svg:height="0.996cm" svg:x="1.904cm" svg:y="4.587cm">
          <text:p text:style-name="P2"><text:span text:style-name="T1">Attack!</text:span></text:p>
          <draw:enhanced-geometry svg:viewBox="0 0 21600 21600" draw:glue-points="10800 0 0 10800 10800 21600 21600 10800 ?f40 ?f41" draw:text-areas="0 0 21600 21600" draw:type="rectangular-callout" draw:modifiers="-2981 41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3" draw:style-name="gr3" draw:text-style-name="P3" draw:layer="layout" svg:width="3.258cm" svg:height="0.996cm" svg:x="5.772cm" svg:y="11.368cm">
          <text:p text:style-name="P2"><text:span text:style-name="T1">Wait…</text:span></text:p>
          <draw:enhanced-geometry svg:viewBox="0 0 21600 21600" draw:glue-points="10800 0 0 10800 10800 21600 21600 10800 ?f40 ?f41" draw:text-areas="0 0 21600 21600" draw:type="rectangular-callout" draw:modifiers="-6638 205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4" draw:style-name="gr3" draw:text-style-name="P3" draw:layer="layout" svg:width="3.258cm" svg:height="0.996cm" svg:x="17.378cm" svg:y="8.377cm">
          <text:p text:style-name="P2"><text:span text:style-name="T1">Attack!</text:span></text:p>
          <draw:enhanced-geometry svg:viewBox="0 0 21600 21600" draw:glue-points="10800 0 0 10800 10800 21600 21600 10800 ?f40 ?f41" draw:text-areas="0 0 21600 21600" draw:type="rectangular-callout" draw:modifiers="-6778 4707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5" draw:style-name="gr4" draw:text-style-name="P4" draw:layer="layout" svg:width="4.682cm" svg:height="3.482cm" svg:x="16.971cm" svg:y="0.2cm">
          <text:p text:style-name="P2"><text:span text:style-name="T1">Attack! </text:span><text:span text:style-name="T1"><text:line-break/></text:span><text:span text:style-name="T1">No, wait! <text:s/>Surrender!</text:span></text:p>
          <draw:enhanced-geometry svg:viewBox="0 0 21600 21600" draw:glue-points="10800 0 0 10800 10800 21600 21600 10800 ?f40 ?f41" draw:text-areas="0 0 21600 21600" draw:type="rectangular-callout" draw:modifiers="-3791.41575912876 17283.72093023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Picture 16" draw:style-name="gr2" draw:text-style-name="P1" draw:layer="layout" svg:width="2.265cm" svg:height="2.791cm" svg:x="7.807cm" svg:y="2.394cm">
          <draw:image xlink:href="Pictures/100000070000005900000070E0B3E3BC.png" xlink:type="simple" xlink:show="embed" xlink:actuate="onLoad">
            <text:p/>
          </draw:image>
        </draw:frame>
        <draw:frame draw:name="Picture 17" draw:style-name="gr1" draw:text-style-name="P1" draw:layer="layout" svg:width="1.96cm" svg:height="3.19cm" svg:x="5.772cm" svg:y="2.394cm">
          <draw:image xlink:href="Pictures/2000022300007C700000CECFB83DE12D.wmf" xlink:type="simple" xlink:show="embed" xlink:actuate="onLoad">
            <text:p/>
          </draw:image>
        </draw:frame>
        <draw:custom-shape draw:name="AutoShape 18" draw:style-name="gr3" draw:text-style-name="P3" draw:layer="layout" svg:width="3.258cm" svg:height="0.997cm" svg:x="10.048cm" svg:y="2.593cm">
          <text:p text:style-name="P2"><text:span text:style-name="T1">Wait…</text:span></text:p>
          <draw:enhanced-geometry svg:viewBox="0 0 21600 21600" draw:glue-points="10800 0 0 10800 10800 21600 21600 10800 ?f40 ?f41" draw:text-areas="0 0 21600 21600" draw:type="rectangular-callout" draw:modifiers="-6638 205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5.503cm" svg:height="0.705cm" svg:x="16.997cm" svg:y="14.805cm">
          <text:p text:style-name="P5"><text:span text:style-name="T2">From cs4410 fall 08 lecture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20T21:17:23</meta:creation-date>
    <meta:editing-duration>PT3M</meta:editing-duration>
    <meta:editing-cycles>2</meta:editing-cycles>
    <meta:generator>OpenOffice.org/3.3$Unix OpenOffice.org_project/330m20$Build-9567</meta:generator>
    <meta:initial-creator>Alberto Montresor</meta:initial-creator>
    <dc:date>2011-11-20T21:20:20</dc:date>
    <dc:creator>Alberto Montresor</dc:creator>
    <meta:document-statistic meta:object-count="17"/>
  </office:meta>
</office:document-meta>
</file>